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text-underline-style="none" style:font-style-asian="italic" style:font-style-complex="italic"/>
    </style:style>
    <style:style style:name="P2" style:family="paragraph" style:parent-style-name="Code">
      <style:paragraph-properties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lgemeines</text:h>
      <text:p text:style-name="Standard"/>
      <text:p text:style-name="Standard">Dies sind die möglichen Aktionen, die der Server dem Client befehligen kann. Diese Aktionen liegen als XML-Datei vor. Der Server muss nur die fixen Werte eintragen, bzw. den Sensor definieren, an dem sich etwas ausrichtet.</text:p>
      <text:p text:style-name="Standard"/>
      <text:h text:style-name="Heading_20_1" text:outline-level="1">Aktionen</text:h>
      <text:h text:style-name="Heading_20_2" text:outline-level="2">Saugkopf senken</text:h>
      <text:p text:style-name="P2">&lt;assignment id="1" start="head:move=down"&gt;</text:p>
      <text:p text:style-name="P2"><text:tab/>&lt;event ifarg1="head:move" ifcompare="e" ifarg2="100" then="" final="true"/&gt;</text:p>
      <text:p text:style-name="P2">&lt;/assignment&gt;</text:p>
      <text:h text:style-name="Heading_20_2" text:outline-level="2">Saugkopf heben</text:h>
      <text:p text:style-name="Code">&lt;assignment id="1" start="head:move=up"&gt;</text:p>
      <text:p text:style-name="Code"><text:s/><text:tab/>&lt;event ifarg1="head:move" ifcompare="e" ifarg2="0" then="" final="true"/&gt;</text:p>
      <text:p text:style-name="Code">&lt;/assignment&gt;</text:p>
      <text:h text:style-name="Heading_20_2" text:outline-level="2">Drehen mit Winkelangabe rechts</text:h>
      <text:p text:style-name="Code">&lt;assignment id="1" start="engine:turn=right"&gt;</text:p>
      <text:p text:style-name="Code"><text:s/><text:tab/>&lt;event ifarg1="engine:turn" ifcompare="ge" ifarg2="9000" then="engine:turn=stop" final="true"/&gt;</text:p>
      <text:p text:style-name="Code">&lt;/assignment&gt;</text:p>
      <text:h text:style-name="Heading_20_2" text:outline-level="2">Drehen mit Winkelangabe links</text:h>
      <text:p text:style-name="Code">&lt;assignment id="1" start="engine:turn=left"&gt;</text:p>
      <text:p text:style-name="Code"><text:s/><text:tab/>&lt;event ifarg1="engine:turn" ifcompare="le" ifarg2="-9000" then="engine:turn=stop" final="true"/&gt;</text:p>
      <text:p text:style-name="Code">&lt;/assignment&gt;</text:p>
      <text:h text:style-name="Heading_20_2" text:outline-level="2">Drehen bis zum Widerstand rechts</text:h>
      <text:p text:style-name="Code">&lt;assignment id="1" start="engine:turn=right"&gt;</text:p>
      <text:p text:style-name="Code"><text:tab/>&lt;event ifarg1="right:distance" ifcompare="l" ifarg2="100" then="engine:turn=stop" final="true"/&gt;</text:p>
      <text:p text:style-name="Code"><text:tab/>&lt;event ifarg1="front:distance" ifcompare="l" ifarg2="100" then="engine:turn=stop" final="true"/&gt;</text:p>
      <text:p text:style-name="Code">&lt;/assignment&gt;</text:p>
      <text:h text:style-name="Heading_20_2" text:outline-level="2">Drehen bis zum Widerstand links</text:h>
      <text:p text:style-name="Code">&lt;assignment id="1" start="engine:turn=left"&gt;</text:p>
      <text:p text:style-name="Code"><text:tab/>&lt;event ifarg1="left:distance" ifcompare="l" ifarg2="100" then="engine:turn=stop" final="true"/&gt;</text:p>
      <text:p text:style-name="Code"><text:tab/>&lt;event ifarg1="front:distance" ifcompare="l" ifarg2="100" then="engine:turn=stop" final="true"/&gt;</text:p>
      <text:p text:style-name="Code">&lt;/assignment&gt;</text:p>
      <text:h text:style-name="Heading_20_2" text:outline-level="2">An der Wand entlang fahren (rechts)</text:h>
      <text:p text:style-name="P1">Unvollständig:</text:p>
      <text:p text:style-name="Code">&lt;assignment id="1" start="engine:drive=1"&gt;</text:p>
      <text:p text:style-name="Code"><text:tab/>&lt;event ifarg1="front:distance" ifcompare="l" ifarg2="50" then="engine:drive=0" final="true"/&gt;</text:p>
      <text:p text:style-name="Code"><text:tab/>&lt;event ifarg1="left:distance" ifcompare="l" ifarg2="100" then="engine:drive=0" final="true"/&gt;</text:p>
      <text:p text:style-name="Code"/>
      <text:p text:style-name="Code"><text:tab/>&lt;event ifarg1="right:distance" ifcompare="l" ifarg2="40" then="engine:drive=0" final="false"/&gt;</text:p>
      <text:p text:style-name="Code"><text:tab/>&lt;event ifarg1="right:distance" ifcompare="g" ifarg2="60" then="engine:drive=0" final="false"/&gt;</text:p>
      <text:p text:style-name="Code">&lt;/assignment&gt;</text:p>
      <text:p text:style-name="Code">&lt;assignment id="2" start="engine:turn=right"&gt;</text:p>
      <text:p text:style-name="Code"><text:tab/>&lt;event ifarg1="right:distance" ifcompare="l" ifarg2="50" then="engine:turn=stop" final="true"/&gt;</text:p>
      <text:p text:style-name="Code"><text:tab/>&lt;event ifarg1="front:distance" ifcompare="l" ifarg2="100" then="engine:turn=stop" final="true"/&gt;</text:p>
      <text:p text:style-name="Code">&lt;/assignment&gt;</text:p>
      <text:p text:style-name="Code">&lt;assignment id="3" start="engine:turn=left"&gt;</text:p>
      <text:p text:style-name="Code"><text:tab/>&lt;event ifarg1="right:distance" ifcompare="g" ifarg2="50" then="engine:turn=stop" final="true"/&gt;</text:p>
      <text:p text:style-name="Code"><text:tab/>&lt;event ifarg1="front:distance" ifcompare="l" ifarg2="100" then="engine:turn=stop" final="true"/&gt;</text:p>
      <text:p text:style-name="Code">&lt;/assignment&gt;</text:p>
      <text:h text:style-name="Heading_20_2" text:outline-level="2">Eine Strecke ohne Kollisionen fahren</text:h>
      <text:p text:style-name="Code">&lt;assignment id="1" start="engine:drive=1"&gt;</text:p>
      <text:p text:style-name="Code"><text:tab/>&lt;event ifarg1="engine:distance" ifcompare="ge" ifarg2="20000" then="engine:drive=0" final="true"/&gt;</text:p>
      <text:p text:style-name="Code"><text:tab/>&lt;event ifarg1="front:distance" ifcompare="l" ifarg2="100" then="engine:drive=0" final="true"/&gt;</text:p>
      <text:p text:style-name="Code"><text:tab/>&lt;event ifarg1="left:distance" ifcompare="l" ifarg2="100" then="engine:drive=0" final="true"/&gt;</text:p>
      <text:p text:style-name="Code"><text:tab/>&lt;event ifarg1="right:distance" ifcompare="l" ifarg2="100" then="engine:drive=0" final="true"/&gt;</text:p>
      <text:p text:style-name="Code">&lt;/assignment&gt;</text:p>
      <text:h text:style-name="Heading_20_1" text:outline-level="1">Grundsätzliche Bedingungen</text:h>
      <text:p text:style-name="Standard"/>
      <text:p text:style-name="Standard">Einige grundsätzliche Bedingungen sind in jedem <text:span text:style-name="T1">Assignment</text:span> <text:s/>enthalten.</text:p>
      <text:p text:style-name="Standard"/>
      <text:h text:style-name="Heading_20_2" text:outline-level="2">Batteriezustand prüfen</text:h>
      <text:p text:style-name="Code"/>
      <text:h text:style-name="Heading_20_2" text:outline-level="2">Maximale Dauer eines <text:span text:style-name="T1">Assignments.</text:span></text:h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class="extra">
      <style:text-properties style:font-name="Courier 10 Pitch" fo:font-size="10pt" fo:background-color="transparen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 </meta:initial-creator>
    <meta:creation-date>2010-05-24T11:04:41</meta:creation-date>
    <meta:generator>OpenOffice.org/3.2$Unix OpenOffice.org_project/320m12$Build-9483</meta:generator>
    <dc:date>2010-05-24T12:22:38</dc:date>
    <dc:creator>Christoph </dc:creator>
    <meta:editing-duration>PT01H17M59S</meta:editing-duration>
    <meta:editing-cycles>18</meta:editing-cycles>
    <meta:document-statistic meta:table-count="0" meta:image-count="0" meta:object-count="0" meta:page-count="1" meta:paragraph-count="56" meta:word-count="247" meta:character-count="3071"/>
  </office:meta>
</office:document-meta>
</file>